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 svg:font-family="F"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_20_1" style:master-page-name="MP0">
      <style:paragraph-properties style:page-number="auto"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h.pzh0zk9do0e7"/><text:bookmark-start text:name="h.cr2dzp9p4d1b"/>INTRODUCTION<text:bookmark-end text:name="h.pzh0zk9do0e7"/><text:bookmark-end text:name="h.cr2dzp9p4d1b"/></text:h>
      <text:h text:style-name="Heading_20_2" text:outline-level="2"><text:bookmark-start text:name="h.qepgbrh8xvde"/>Problem<text:bookmark-end text:name="h.qepgbrh8xvde"/></text:h>
      <text:p text:style-name="P1"><text:tab/>There are many recent and ongoing crises that have fallen out of the awareness of the developed world. A tsunami might hit vast areas in numerous countries, even more than one continent all at the same time, killing thousands and causing billions of dollars in damages to infrastructure. Information about the disaster and its immediate effects will be in the media continuously for weeks on end. During this time millions of people from around the world will recognize the dire need for aid and send aid in the form of food and water and/or monetary donations to organizations working on site. But shortly after, as quickly as changing the channel on a television, the media switches attention to the next big story or crisis, leaving the tsunami and its victims to fade from global consciousness.</text:p>
      <text:h text:style-name="Heading_20_2" text:outline-level="2"><text:bookmark-start text:name="h.3olcm3y3kh1"/>Importance<text:bookmark-end text:name="h.3olcm3y3kh1"/></text:h>
      <text:p text:style-name="P1"><text:tab/>Clearly, the fallout from these world crises far outlasts the media coverage afforded them in almost every case. Yet, the support and funding to the organizations providing relief and aid to those most affected by these disasters often reduces dramatically once public attention shifts to another topic, and these organizations become severely crippled in their capacity to help. Thus, the effects of a particular crisis last longer than necessary, people groups remain displaced or without food and medicine, and infrastructures remain desolate. There must be away to keep those affected by the various disasters every year in the hearts and mind of the people of the developed world, those who are most able to help.</text:p>
      <text:h text:style-name="Heading_20_2" text:outline-level="2">Our Solution</text:h>
      <text:p text:style-name="P1"><text:tab/>We are unable to stop disasters from happening, change the nature of the media, or force individuals to get involved. What we can do is make it easy for these individuals to become or remain involved by providing easily accessible information on these disasters, including updated statuses on the after-effects and the resource requirements of those organizations that are providing aid. The most obvious way to do this, within the confines of our particular skills and available funds, is to build a website that can scale indefinitely and remain stable and navigable while accepting a constant stream of new data and updates. This type of site can help to bring more awareness for those forgotten after these disasters cease to appear in the media, while providing concrete ways for visitors to get involved and make a difference in the lives of the survivors.</text:p>
      <text:h text:style-name="Heading_20_2" text:outline-level="2"><text:bookmark-start text:name="h.4tjdjakgm1qb"/>Difficulty<text:bookmark-end text:name="h.4tjdjakgm1qb"/> and Key Components</text:h>
      <text:p text:style-name="P1"><text:soft-page-break/><text:tab/>At the beginning of this process we knew that we would need to acquire and use a number of existing technologies, without which our project would be infeasible. Unfortunately, only one or two people from our group had experience with building and/or designing websites or databases and this little bit of experience was isolated to only a small section of the overall project. Fortunately, though, there are many tools that would be suitable for this type of project that are available free on the Internet, along with the necessary documentation and user blogs to point out special cases and idiosyncrasies regarding their use. Therefore, we were able to start off with a complete battery of free tools that would meet all of our needs and allow us to build the entire site without spending any money that could otherwise go to the aid of those in need.</text:p>
      <text:p text:style-name="P1"><text:tab/>Of course, this approach involved its own difficulties. First, there was quite a learning curve for everyone involved and much of our time was spent researching the how to use the chosen tools. One way that we tackled this issue was that we separated group members into pairs that would be assigned specific tasks that required only a subset of these tools. In that way, each member of the group became expert in only 1 or 2 of these tools, requiring only a limit working knowledge in the others. This reduced the time spent researching and allowed us to begin making tangible progress very quickly.</text:p>
      <text:p text:style-name="P1"><text:tab/>Another difficulty was that the majority of the website features that we wanted to implement were reliant on one or more others. Thus, any attempts to build the entire site at once would require us to leave testing until the very end, since so features would work correctly without the others. This was unacceptable, both because it left much uncertainty in the outcome of our product (especially with our team being so inexperienced) and because we use Extreme Programming (XP) methodology. So, we built the website over several iterations (in accordance with standard XP practices) with each iteration ending with a working, usable website that was hosted on line. In this manner, we were able to guarantee that dependent features were always built on top of completed features, allowing us to fully test every feature being worked on during any phase of development.</text:p>
      <text:p text:style-name="P1"><text:tab/>Ultimately, the most difficult task has been the gathering of information for our site. The manner that we have chosen for importing information to our site requires the compilation of specific information provided in a very specific format. These have largely been completed by hand, although the automation of this process is a future goal. This takes extensive amounts of time and research for every crisis included in the site. One way we have death with this is to make a public import feature that any user of the site has access to. This feature automatically updates previously stored data with the current information via a “merge” setting. This gives other people the opportunity to contribute to our site and for those involved in the crises to provide real-time updates.</text:p>
      <text:h text:style-name="Heading_20_2" text:outline-level="2"><text:bookmark-start text:name="h.9kalc6ghiv2l"/>Results<text:bookmark-end text:name="h.9kalc6ghiv2l"/></text:h>
      <text:p text:style-name="Text_20_body">In the end, we were able to produce a functional site that displays all the imported information correctly in an attractive way. We are pleased with the look of the <text:soft-page-break/>site, especially with the lack of clutter and advertising that plagues so many free sites. Also, finding and navigating through to a particular page is very simple. A user can go to a list of just the crises, organizations, or people, from which they can choose a particular entity of that type. Additionally, we have implemented a simple search tool that is sufficient for the purposes of our site. Finally, there is a system in place for adding information that is accessible to users around the world, so the site has the capacity to grow and continually be updated over time. Thus, we feel that the site we have produced thus far is an important start toward achieving our goal of maintaining communication and resource flow between the victims of major crises and the world at large.</text:p>
      <text:h text:style-name="Heading_20_2" text:outline-level="2"><text:bookmark-start text:name="h.ew69w34k8fom"/>Limitations<text:bookmark-end text:name="h.ew69w34k8fom"/></text:h>
      <text:p text:style-name="P1"><text:tab/>Unfortunately, the current amount of data that has been added to the site is rather small and not at all in keeping with our ideals. Thus, the site’s effectiveness is mostly limited by how much properly formatted information that has been submitted to the site. Another limitation is the amount of updated information readily available on the Internet. While the Internet is full of freely available information from a seemingly unlimited amount of sources, we have found it quite difficult, sometimes impossible, to find all the desired information on a particular entity. Often this is a direct result of the problem that we are trying to solve: the media, and thus the general population, has ceased to talk about a crisis that has occurred more than a month past. This is why acquiring connections with and contributions from the organizations and people involved with in world crises is so critical. Our current model for adding and updating data requires technical knowledge before it can be used. Future development iterations of the website should add other methods of adding information that any layman can use to contribute to the information contained in our site.</text:p>
      <text:p text:style-name="P1"><text:tab/>This leads to another problem: reliability of information. We are very limited in our capacity to verify the information being added by users, which can significantly mar the usefulness and reputation of our website. We do, however, want to provide users with concrete ways to help, so any future efforts to address this issue will first be concentrated on contact information for the organizations involved, followed by verifying that the correct organizations are linked to each crisis. </text:p>
      <text:p text:style-name="P1"><text:tab/>Additionally, there are some technical limitations to our project, mostly resulting from our lack of funding and experience. For example, our entire website is hosted on the Google App Engine which puts a limit to how much data can be stored for a particular app before charging money. Likewise, we use GitHub extensively for source control and communication with each other about our code. GitHub will eventually charge us for use of private repositories on their site. Similarly, we lack the funds to buy tools for our website, which is, therefore, limited by the capabilities of the free tools that we have used. As for experience, we have very little, but we are finding that our knowledge of how to build and improve the website is continuously growing and that each iteration seems to be progressing more smoothly and effectively. We expect that <text:soft-page-break/>this will continue to be the case over time as our expertise in the tools becomes more developed and our team finds a rhythm and workflow that we all our comfortable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 svg:font-family="F"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DejaVu Sans"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hyphenation-ladder-count="no-limit" fo:text-indent="0.5in" style:auto-text-indent="false"/>
      <style:text-properties fo:color="#000000" style:font-name="Arial" fo:font-size="12pt" style:font-name-asian="Arial" style:font-size-asian="12pt" style:font-name-complex="Arial" style:font-size-complex="12pt" style:language-complex="en" style:country-complex="U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0835in" fo:text-align="center" style:justify-single-word="false" fo:hyphenation-ladder-count="no-limit" fo:text-indent="0in" style:auto-text-indent="false"/>
      <style:text-properties fo:font-size="16pt" fo:font-weight="bold"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left="0in" fo:margin-right="0in" fo:margin-top="0.25in" fo:margin-bottom="0.0555in" fo:hyphenation-ladder-count="no-limit" fo:text-indent="0in" style:auto-text-indent="false"/>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626in" fo:margin-bottom="0.6874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Robert</meta:initial-creator>
    <dc:creator>Robert</dc:creator>
    <meta:creation-date>2012-07-24T23:04:00Z</meta:creation-date>
    <dc:date>2012-07-25T05:08:00Z</dc:date>
    <meta:editing-cycles>13</meta:editing-cycles>
    <meta:editing-duration>PT19500S</meta:editing-duration>
    <meta:document-statistic meta:character-count="9220" meta:non-whitespace-character-count="7860" meta:page-count="3" meta:paragraph-count="18" meta:row-count="65" meta:word-count="1378"/>
    <meta:template xlink:type="simple" xlink:actuate="onRequest" xlink:title="" xlink:href="Normal"/>
  </office:meta>
</office:document-meta>
</file>